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2" style:family="table">
      <style:table-properties style:width="14.968cm" fo:margin-left="0.794cm" fo:margin-right="1.238cm" table:align="margins" style:writing-mode="lr-tb"/>
    </style:style>
    <style:style style:name="Tabela12.A" style:family="table-column">
      <style:table-column-properties style:column-width="7.052cm" style:rel-column-width="30879*"/>
    </style:style>
    <style:style style:name="Tabela12.B" style:family="table-column">
      <style:table-column-properties style:column-width="7.916cm" style:rel-column-width="34656*"/>
    </style:style>
    <style:style style:name="Tabela12.1" style:family="table-row">
      <style:table-row-properties fo:keep-together="auto"/>
    </style:style>
    <style:style style:name="Tabela12.A1" style:family="table-cell">
      <style:table-cell-properties style:vertical-align="middle" fo:padding="0cm" fo:border="none" style:writing-mode="lr-tb"/>
    </style:style>
    <style:style style:name="P1" style:family="paragraph" style:parent-style-name="Heading_20_3">
      <style:text-properties style:font-name="Times New Roman" fo:font-size="13pt" officeooo:paragraph-rsid="000ebf76" style:font-size-asian="13pt" style:font-size-complex="13pt"/>
    </style:style>
    <style:style style:name="P2" style:family="paragraph" style:parent-style-name="Standard">
      <style:paragraph-properties fo:text-align="center" style:justify-single-word="false"/>
      <style:text-properties style:font-name="Times New Roman" fo:font-weight="bold" officeooo:paragraph-rsid="000ebf76" style:font-weight-asian="bold"/>
    </style:style>
    <style:style style:name="P3" style:family="paragraph" style:parent-style-name="Standard">
      <style:text-properties style:font-name="Times New Roman" officeooo:paragraph-rsid="000ebf76" style:font-name-complex="Arial"/>
    </style:style>
    <style:style style:name="P4" style:family="paragraph" style:parent-style-name="Standard">
      <style:text-properties style:font-name="Times New Roman" officeooo:paragraph-rsid="000ebf76"/>
    </style:style>
    <style:style style:name="P5" style:family="paragraph" style:parent-style-name="Standard">
      <style:paragraph-properties fo:text-align="center" style:justify-single-word="false"/>
      <style:text-properties officeooo:paragraph-rsid="000ebf76"/>
    </style:style>
    <style:style style:name="P6" style:family="paragraph" style:parent-style-name="Standard">
      <style:paragraph-properties style:snap-to-layout-grid="false"/>
      <style:text-properties officeooo:paragraph-rsid="000ebf76"/>
    </style:style>
    <style:style style:name="P7" style:family="paragraph" style:parent-style-name="Standard">
      <style:text-properties officeooo:paragraph-rsid="000ebf76"/>
    </style:style>
    <style:style style:name="P8" style:family="paragraph" style:parent-style-name="Standard">
      <style:paragraph-properties fo:margin-left="0.767cm" fo:margin-right="0cm" fo:text-indent="0cm" style:auto-text-indent="false"/>
      <style:text-properties style:font-name="Times New Roman" officeooo:paragraph-rsid="000ebf76" style:font-name-complex="Arial"/>
    </style:style>
    <style:style style:name="P9" style:family="paragraph" style:parent-style-name="Standard">
      <style:paragraph-properties fo:margin-left="0.767cm" fo:margin-right="0cm" fo:text-indent="0cm" style:auto-text-indent="false"/>
      <style:text-properties officeooo:paragraph-rsid="000ebf76"/>
    </style:style>
    <style:style style:name="P10" style:family="paragraph" style:parent-style-name="Standard">
      <style:paragraph-properties fo:margin-left="0.75cm" fo:margin-right="0cm" fo:margin-top="0cm" fo:margin-bottom="0.212cm" loext:contextual-spacing="false" fo:text-align="justify" style:justify-single-word="false" fo:text-indent="0cm" style:auto-text-indent="false"/>
      <style:text-properties style:font-name="Times New Roman" officeooo:paragraph-rsid="000ebf76"/>
    </style:style>
    <style:style style:name="P11" style:family="paragraph" style:parent-style-name="Standard">
      <style:paragraph-properties fo:margin-left="0.75cm" fo:margin-right="0cm" fo:margin-top="0cm" fo:margin-bottom="0.212cm" loext:contextual-spacing="false" fo:text-align="justify" style:justify-single-word="false" fo:text-indent="0cm" style:auto-text-indent="false"/>
      <style:text-properties officeooo:paragraph-rsid="000ebf76"/>
    </style:style>
    <style:style style:name="P12" style:family="paragraph" style:parent-style-name="Standard">
      <style:paragraph-properties fo:margin-top="0.199cm" fo:margin-bottom="0.199cm" loext:contextual-spacing="false" style:snap-to-layout-grid="false"/>
      <style:text-properties style:font-name="Times New Roman" officeooo:paragraph-rsid="000ebf76"/>
    </style:style>
    <style:style style:name="P13" style:family="paragraph" style:parent-style-name="Standard">
      <style:paragraph-properties fo:margin-left="0.767cm" fo:margin-right="0cm" fo:margin-top="0cm" fo:margin-bottom="0.199cm" loext:contextual-spacing="false" fo:text-indent="2.004cm" style:auto-text-indent="false"/>
      <style:text-properties style:font-name="Times New Roman" officeooo:paragraph-rsid="000ebf76"/>
    </style:style>
    <style:style style:name="P14" style:family="paragraph" style:parent-style-name="Standard">
      <style:paragraph-properties fo:margin-top="0.3cm" fo:margin-bottom="0cm" loext:contextual-spacing="false" fo:text-align="center" style:justify-single-word="false"/>
      <style:text-properties style:font-name="Times New Roman" officeooo:paragraph-rsid="000ebf76"/>
    </style:style>
    <style:style style:name="P15" style:family="paragraph" style:parent-style-name="Standard">
      <style:paragraph-properties fo:margin-top="0.3cm" fo:margin-bottom="0cm" loext:contextual-spacing="false" fo:text-align="center" style:justify-single-word="false"/>
      <style:text-properties style:font-name="Times New Roman" fo:font-weight="bold" officeooo:paragraph-rsid="000ebf76" style:font-weight-asian="bold"/>
    </style:style>
    <style:style style:name="P16" style:family="paragraph" style:parent-style-name="Standard">
      <style:paragraph-properties fo:margin-top="0cm" fo:margin-bottom="0.3cm" loext:contextual-spacing="false" fo:text-align="center" style:justify-single-word="false"/>
      <style:text-properties style:font-name="Times New Roman" officeooo:paragraph-rsid="000ebf76"/>
    </style:style>
    <style:style style:name="P17" style:family="paragraph" style:parent-style-name="Standard">
      <style:paragraph-properties fo:margin-top="0cm" fo:margin-bottom="0.3cm" loext:contextual-spacing="false" fo:text-align="center" style:justify-single-word="false"/>
      <style:text-properties style:font-name="Times New Roman" fo:font-weight="bold" officeooo:paragraph-rsid="000ebf76" style:font-weight-asian="bold"/>
    </style:style>
    <style:style style:name="P18" style:family="paragraph" style:parent-style-name="Standard">
      <style:paragraph-properties fo:margin-left="0.767cm" fo:margin-right="0cm" fo:margin-top="0cm" fo:margin-bottom="0.199cm" loext:contextual-spacing="false" fo:text-align="justify" style:justify-single-word="false" fo:text-indent="2.021cm" style:auto-text-indent="false"/>
      <style:text-properties style:font-name="Times New Roman" officeooo:paragraph-rsid="000ebf76"/>
    </style:style>
    <style:style style:name="P19" style:family="paragraph" style:parent-style-name="Standard">
      <style:paragraph-properties fo:margin-left="0.767cm" fo:margin-right="0cm" fo:margin-top="0cm" fo:margin-bottom="0.199cm" loext:contextual-spacing="false" fo:text-align="justify" style:justify-single-word="false" fo:text-indent="2.021cm" style:auto-text-indent="false"/>
      <style:text-properties officeooo:paragraph-rsid="000ebf76"/>
    </style:style>
    <style:style style:name="T1" style:family="text">
      <style:text-properties style:font-name="Times New Roman"/>
    </style:style>
    <style:style style:name="T2" style:family="text">
      <style:text-properties style:font-name="Times New Roman" style:font-name-complex="Arial"/>
    </style:style>
    <style:style style:name="T3" style:family="text">
      <style:text-properties style:font-name="Times New Roman" fo:font-weight="bold" style:font-weight-asian="bold" style:font-name-complex="Ari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name-complex="Arial"/>
    </style:style>
    <style:style style:name="T7" style:family="text">
      <style:text-properties fo:font-weight="bold" style:font-weight-asian="bold" style:font-name-complex="Arial" style:font-weight-complex="bold"/>
    </style:style>
    <style:style style:name="T8" style:family="text">
      <style:text-properties style:text-underline-style="solid" style:text-underline-width="auto" style:text-underline-color="font-color"/>
    </style:style>
    <style:style style:name="T9" style:family="text">
      <style:text-properties style:font-name-complex="Arial"/>
    </style:style>
    <style:style style:name="T10" style:family="text">
      <style:text-properties style:text-position="super 58%" style:text-underline-style="solid" style:text-underline-width="auto" style:text-underline-color="font-color" fo:font-weight="bold" style:font-weight-asian="bold" style:font-name-complex="Arial"/>
    </style:style>
    <style:style style:name="T11" style:family="text">
      <style:text-properties style:text-position="super 58%" style:text-underline-style="solid" style:text-underline-width="auto" style:text-underline-color="font-color" fo:font-weight="bold" style:font-weight-asian="bold" style:font-name-complex="Arial" style:font-weight-complex="bold"/>
    </style:style>
    <style:style style:name="T12" style:family="text">
      <style:text-properties style:use-window-font-color="true" style:font-name="Times New Roman" fo:font-weight="bold" style:font-weight-asian="bold" style:font-name-complex="Arial"/>
    </style:style>
    <style:style style:name="T13" style:family="text">
      <style:text-properties style:use-window-font-color="true" style:font-name="Times New Roman" style:font-name-complex="Arial"/>
    </style:style>
    <style:style style:name="T14" style:family="text">
      <style:text-properties style:use-window-font-color="true" style:text-position="super 58%" style:font-name="Times New Roman" style:text-underline-style="solid" style:text-underline-width="auto" style:text-underline-color="font-color" fo:font-weight="bold" style:font-weight-asian="bold" style:font-name-complex="Arial"/>
    </style:style>
    <style:style style:name="T15" style:family="text">
      <style:text-properties style:use-window-font-color="true" style:text-position="super 58%" style:text-underline-style="solid" style:text-underline-width="auto" style:text-underline-color="font-color" fo:font-weight="bold" style:font-weight-asian="bold" style:font-name-complex="Arial"/>
    </style:style>
    <style:style style:name="T16" style:family="text">
      <style:text-properties style:use-window-font-color="true" fo:font-weight="bold" style:font-weight-asian="bold" style:font-name-complex="Arial"/>
    </style:style>
    <style:style style:name="T17" style:family="text">
      <style:text-properties style:use-window-font-color="true" style:font-name-complex="Arial"/>
    </style:style>
    <style:style style:name="T18" style:family="text">
      <style:text-properties fo:color="#000000" style:font-name="Times New Roman" style:font-name-complex="Arial"/>
    </style:style>
    <style:style style:name="T19" style:family="text">
      <style:text-properties fo:color="#000000" style:font-name="Times New Roman" fo:font-weight="bold" style:font-weight-asian="bold" style:font-name-complex="Arial"/>
    </style:style>
    <style:style style:name="T20" style:family="text">
      <style:text-properties fo:color="#000000" style:font-name="Times New Roman" fo:font-style="italic" style:font-style-asian="italic" style:font-name-complex="Arial" style:font-style-complex="italic"/>
    </style:style>
    <style:style style:name="T21" style:family="text">
      <style:text-properties fo:color="#000000" style:font-name-complex="Arial"/>
    </style:style>
    <style:style style:name="T22" style:family="text">
      <style:text-properties fo:color="#000000" fo:font-weight="bold" style:font-weight-asian="bold" style:font-name-complex="Arial"/>
    </style:style>
    <style:style style:name="T23" style:family="text">
      <style:text-properties fo:color="#000000" style:text-position="super 58%" style:font-name="Times New Roman" style:text-underline-style="solid" style:text-underline-width="auto" style:text-underline-color="font-color" fo:font-weight="bold" style:font-weight-asian="bold" style:font-name-complex="Arial"/>
    </style:style>
    <style:style style:name="T24" style:family="text">
      <style:text-properties fo:color="#000000" style:text-position="super 58%" style:font-name="Times New Roman" style:text-underline-style="solid" style:text-underline-width="auto" style:text-underline-color="font-color" style:font-name-complex="Arial"/>
    </style:style>
    <style:style style:name="T25" style:family="text">
      <style:text-properties fo:color="#000000" style:text-position="super 58%" style:text-underline-style="solid" style:text-underline-width="auto" style:text-underline-color="font-color" style:font-name-complex="Arial"/>
    </style:style>
    <style:style style:name="T26" style:family="text">
      <style:text-properties fo:font-style="italic" style:font-style-asian="italic" style:font-name-complex="Arial" style:font-style-complex="italic"/>
    </style:style>
    <style:style style:name="T27" style:family="text">
      <style:text-properties fo:font-style="italic" fo:font-weight="bold" style:font-style-asian="italic" style:font-weight-asian="bold" style:font-name-complex="Arial"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1.6. Anexo - Lei Complementar nº 95 de 26 fevereiro de 1998</text:h>
      <text:p text:style-name="P10">A Lei Complementar nº 95/98, que deve ser <text:span text:style-name="T5">uma referencia para quem escreve as Normas na Casa Legislativa. </text:span>Esta lei dispõe sobre a <text:span text:style-name="T8">elaboração, a redação, a alteração e a consolidação das leis,</text:span> conforme determina o parágrafo único do art. 59 da Constituição Federal, e estabelece normas para a consolidação dos atos normativos que menciona. </text:p>
      <text:p text:style-name="P11"><text:span text:style-name="T1">Acessada em: </text:span><text:a xlink:type="simple" xlink:href="http://www.planalto.gov.br/ccivil_03/leis/lcp/lcp95.htm" text:style-name="Internet_20_link" text:visited-style-name="Visited_20_Internet_20_Link"><text:span text:style-name="Internet_20_link"><text:span text:style-name="T1">http://www.planalto.gov.br/ccivil_03/leis/lcp/lcp95.htm</text:span></text:span></text:a><text:span text:style-name="T1"> </text:span></text:p>
      <text:p text:style-name="P4"/>
      <text:p text:style-name="P5"><text:a xlink:type="simple" xlink:href="http://legislacao.planalto.gov.br/legisla/legislacao.nsf/Viw_Identificacao/lcp%2095-1998?OpenDocument" text:style-name="Internet_20_link" text:visited-style-name="Visited_20_Internet_20_Link"><text:span text:style-name="Internet_20_link"><text:span text:style-name="T1">LEI COMPLEMENTAR Nº 95, DE 26 DE FEVEREIRO DE 1998</text:span></text:span></text:a></text:p>
      <table:table table:name="Tabela12" table:style-name="Tabela12">
        <table:table-column table:style-name="Tabela12.A"/>
        <table:table-column table:style-name="Tabela12.B"/>
        <table:table-row table:style-name="Tabela12.1">
          <table:table-cell table:style-name="Tabela12.A1" office:value-type="string">
            <text:p text:style-name="P6"><text:a xlink:type="simple" xlink:href="http://www.planalto.gov.br/ccivil_03/Leis/Mensagem_Veto/1998/Mv0258-98.htm" text:style-name="Internet_20_link" text:visited-style-name="Visited_20_Internet_20_Link"><text:span text:style-name="Internet_20_link"><text:span text:style-name="T1">Mensagem de veto</text:span></text:span></text:a></text:p>
            <text:p text:style-name="P7"><text:a xlink:type="simple" xlink:href="http://www.planalto.gov.br/ccivil_03/decreto/D2954.htm" text:style-name="Internet_20_link" text:visited-style-name="Visited_20_Internet_20_Link"><text:span text:style-name="Internet_20_link"><text:span text:style-name="T1">Vide Decreto nº 2.954, de 29.01.1999</text:span></text:span></text:a></text:p>
          </table:table-cell>
          <table:table-cell table:style-name="Tabela12.A1" office:value-type="string">
            <text:p text:style-name="P12">Dispõe sobre a elaboração, a redação, a alteração e a consolidação das leis, conforme determina o parágrafo único do art. 59 da Constituição Federal, e estabelece normas para a consolidação dos atos normativos que menciona.</text:p>
          </table:table-cell>
        </table:table-row>
      </table:table>
      <text:p text:style-name="P13"><text:span text:style-name="T7">O PRESIDENTE DA REPÚBLICA </text:span><text:span text:style-name="T9">Faço saber que o Congresso Nacional decreta e eu sanciono a seguinte Lei Complementar:</text:span></text:p>
      <text:p text:style-name="P14">CAPÍTULO I</text:p>
      <text:p text:style-name="P16">DISPOSIÇÕES PRELIMINARES</text:p>
      <text:p text:style-name="P18"><text:span text:style-name="T6">Art. 1</text:span><text:span text:style-name="T10">o</text:span><text:span text:style-name="T9"> A elaboração, a redação, a alteração e a consolidação das leis obedecerão ao disposto nesta Lei Complementar.</text:span></text:p>
      <text:p text:style-name="P19"><text:span text:style-name="T3">Parágrafo único.</text:span><text:span text:style-name="T2"> As disposições desta Lei Complementar aplicam-se, ainda, às medidas provisórias e demais atos normativos referidos no </text:span><text:a xlink:type="simple" xlink:href="http://www.planalto.gov.br/ccivil_03/Constituicao/Constituiçao.htm#art59" text:style-name="Internet_20_link" text:visited-style-name="Visited_20_Internet_20_Link"><text:span text:style-name="Internet_20_link"><text:span text:style-name="T1">art. 59 da Constituição Federal</text:span></text:span></text:a><text:span text:style-name="T2">, bem como, no que couber, aos decretos e aos demais atos de regulamentação expedidos por órgãos do Poder Executivo.</text:span></text:p>
      <text:p text:style-name="P18"><text:span text:style-name="T6">Art. 2</text:span><text:span text:style-name="T11">o</text:span><text:span text:style-name="T9"> (VETADO)</text:span></text:p>
      <text:p text:style-name="P18"><text:span text:style-name="T6">§ 2</text:span><text:span text:style-name="T11">o</text:span><text:span text:style-name="T6"> </text:span><text:span text:style-name="T9">Na numeração das leis serão observados, ainda, os seguintes critérios:</text:span></text:p>
      <text:p text:style-name="P18"><text:span text:style-name="T4">I </text:span>- as emendas à Constituição Federal terão sua numeração iniciada a partir da promulgação da Constituição;</text:p>
      <text:p text:style-name="P18"><text:span text:style-name="T4">II</text:span> - as leis complementares, as leis ordinárias e as leis delegadas terão numeração seqüencial em continuidade às séries iniciadas em 1946.</text:p>
      <text:p text:style-name="P15">CAPÍTULO II</text:p>
      <text:p text:style-name="P17">DAS TÉCNICAS DE ELABORAÇÃO, REDAÇÃO E ALTERAÇÃO DAS LEIS</text:p>
      <text:p text:style-name="P2">Seção I</text:p>
      <text:p text:style-name="P17">Da Estruturação das Leis</text:p>
      <text:p text:style-name="P18"><text:span text:style-name="T6">Art. 3</text:span><text:span text:style-name="T11">o</text:span><text:span text:style-name="T6"> </text:span><text:span text:style-name="T9">A lei será estruturada em três partes básicas:</text:span></text:p>
      <text:p text:style-name="P18"><text:span text:style-name="T4">I</text:span> - parte preliminar, compreendendo a epígrafe, a ementa, o preâmbulo, o enunciado do objeto e a indicação do âmbito de aplicação das disposições normativas;</text:p>
      <text:p text:style-name="P18"><text:span text:style-name="T4">II</text:span> - parte normativa, compreendendo o texto das normas de conteúdo substantivo relacionadas com a matéria regulada;</text:p>
      <text:p text:style-name="P18"><text:span text:style-name="T4">III </text:span>- parte final, compreendendo as disposições pertinentes às medidas necessárias à implementação das normas de conteúdo substantivo, às disposições transitórias, se for o caso, a cláusula de vigência e a cláusula de revogação, quando couber.</text:p>
      <text:p text:style-name="P18"><text:soft-page-break/><text:span text:style-name="T6">Art. 4</text:span><text:span text:style-name="T11">o</text:span><text:span text:style-name="T6"> </text:span><text:span text:style-name="T9">A epígrafe, grafada em caracteres maiúsculos, propiciará identificação numérica singular à lei e será formada pelo título designativo da espécie normativa, pelo número respectivo e pelo ano de promulgação.</text:span></text:p>
      <text:p text:style-name="P18"><text:span text:style-name="T6">Art. 5</text:span><text:span text:style-name="T11">o</text:span><text:span text:style-name="T6"> </text:span><text:span text:style-name="T9">A ementa será grafada por meio de caracteres que a realcem e explicitará, de modo conciso e sob a forma de título, o objeto da lei.</text:span></text:p>
      <text:p text:style-name="P18"><text:span text:style-name="T6">Art. 6</text:span><text:span text:style-name="T11">o</text:span><text:span text:style-name="T6"> </text:span><text:span text:style-name="T9">O preâmbulo indicará o órgão ou instituição competente para a prática do ato e sua base legal.</text:span></text:p>
      <text:p text:style-name="P18"><text:span text:style-name="T6">Art. 7</text:span><text:span text:style-name="T11">o</text:span><text:span text:style-name="T9"> O primeiro artigo do texto indicará o objeto da lei e o respectivo âmbito de aplicação, observados os seguintes princípios:</text:span></text:p>
      <text:p text:style-name="P18"><text:span text:style-name="T6">I </text:span><text:span text:style-name="T9">- excetuadas as codificações, cada lei tratará de um único objeto;</text:span></text:p>
      <text:p text:style-name="P18"><text:span text:style-name="T6">II</text:span><text:span text:style-name="T9"> - a lei não conterá matéria estranha a seu objeto ou a este não vinculada por afinidade, pertinência ou conexão;</text:span></text:p>
      <text:p text:style-name="P18"><text:span text:style-name="T6">III </text:span><text:span text:style-name="T9">- o âmbito de aplicação da lei será estabelecido de forma tão específica quanto o possibilite o conhecimento técnico ou científico da área respectiva;</text:span></text:p>
      <text:p text:style-name="P18"><text:span text:style-name="T6">IV</text:span><text:span text:style-name="T9"> - o mesmo assunto não poderá ser disciplinado por mais de uma lei, exceto quando a subseqüente se destine a complementar lei considerada básica, vinculando-se a esta por remissão expressa.</text:span></text:p>
      <text:p text:style-name="P18"><text:bookmark-start text:name="art8"/><text:span text:style-name="T6">Art. 8</text:span><text:bookmark-end text:name="art8"/><text:span text:style-name="T11">o</text:span><text:span text:style-name="T9"> A vigência da lei será indicada de forma expressa e de modo a contemplar prazo </text:span><text:span text:style-name="T6">razoável</text:span><text:span text:style-name="T9"> para que dela se tenha amplo conhecimento, reservada a cláusula "entra em vigor na data de sua publicação" para as leis de pequena repercussão.</text:span></text:p>
      <text:p text:style-name="P19"><text:span text:style-name="T12">§ 1</text:span><text:span text:style-name="T14">o</text:span><text:span text:style-name="T13"> A contagem do prazo para entrada em vigor das leis que estabeleçam período de vacância far-se-á com a inclusão da data da publicação e do último dia do prazo, entrando em vigor no dia subseqüente à sua consumação integral. </text:span><text:a xlink:type="simple" xlink:href="http://www.planalto.gov.br/ccivil_03/Leis/LCP/Lcp107.htm" text:style-name="Internet_20_link" text:visited-style-name="Visited_20_Internet_20_Link"><text:span text:style-name="Internet_20_link"><text:span text:style-name="T1">(Parágrafo </text:span></text:span></text:a><text:a xlink:type="simple" xlink:href="http://www.planalto.gov.br/ccivil_03/Leis/LCP/Lcp107.htm" text:style-name="Internet_20_link" text:visited-style-name="Visited_20_Internet_20_Link"><text:span text:style-name="Internet_20_link"><text:span text:style-name="T1">incluído pela Lei Complementar nº 107, de 26.4.2001)</text:span></text:span></text:a></text:p>
      <text:p text:style-name="P19"><text:span text:style-name="T12">§ 2</text:span><text:span text:style-name="T14">o</text:span><text:span text:style-name="T18"> As leis que estabeleçam período de vacância deverão utilizar a cláusula ‘esta lei entra em vigor após decorridos (o número de) dias de sua publicação oficial’ .</text:span><text:a xlink:type="simple" xlink:href="http://www.planalto.gov.br/ccivil_03/Leis/LCP/Lcp107.htm" text:style-name="Internet_20_link" text:visited-style-name="Visited_20_Internet_20_Link"><text:span text:style-name="Internet_20_link"><text:span text:style-name="T1">(Parágrafo incluído pela Lei Complementar nº 107, de 26.4.2001)</text:span></text:span></text:a></text:p>
      <text:p text:style-name="P18"><text:bookmark-start text:name="art9"/><text:span text:style-name="T16">Art. 9</text:span><text:bookmark-end text:name="art9"/><text:span text:style-name="T15">o</text:span><text:span text:style-name="T17"> </text:span><text:span text:style-name="T21">A cláusula de revogação deverá enumerar, expressamente, as leis ou disposições legais revogadas. (Redação dada pela Lei Complementar nº 107, de 26.4.2001)</text:span></text:p>
      <text:p text:style-name="P19"><text:span text:style-name="T12">Parágrafo único.</text:span><text:span text:style-name="T19"> </text:span><text:span text:style-name="T18">(VETADO) </text:span><text:a xlink:type="simple" xlink:href="http://www.planalto.gov.br/ccivil_03/Leis/LCP/Lcp107.htm#art9" text:style-name="Internet_20_link" text:visited-style-name="Visited_20_Internet_20_Link"><text:span text:style-name="Internet_20_link"><text:span text:style-name="T1">(Incluído pela Lei Complementar nº 107, de </text:span></text:span></text:a><text:a xlink:type="simple" xlink:href="http://www.planalto.gov.br/ccivil_03/Leis/LCP/Lcp107.htm#art9" text:style-name="Internet_20_link" text:visited-style-name="Visited_20_Internet_20_Link"><text:span text:style-name="Internet_20_link"><text:span text:style-name="T1">26.4.2001)</text:span></text:span></text:a></text:p>
      <text:p text:style-name="P2">Seção II</text:p>
      <text:p text:style-name="P17">Da Articulação e da Redação das Leis</text:p>
      <text:p text:style-name="P18"><text:span text:style-name="T4">Art. 10.</text:span> Os textos legais serão articulados com observância dos seguintes princípios:</text:p>
      <text:p text:style-name="P18"><text:span text:style-name="T4">I</text:span> - a unidade básica de articulação será o artigo, indicado pela abreviatura "Art.", seguida de numeração ordinal até o nono e cardinal a partir deste;</text:p>
      <text:p text:style-name="P18"><text:span text:style-name="T4">II </text:span>- os artigos desdobrar-se-ão em parágrafos ou em incisos; os parágrafos em incisos, os incisos em alíneas e as alíneas em itens;</text:p>
      <text:p text:style-name="P18"><text:span text:style-name="T4">III </text:span>- os parágrafos serão representados pelo sinal gráfico "§", seguido de numeração ordinal até o nono e cardinal a partir deste, utilizando-se, quando existente apenas um, a expressão "parágrafo único" por extenso;</text:p>
      <text:p text:style-name="P18"><text:span text:style-name="T4">IV </text:span>- os incisos serão representados por algarismos romanos, as alíneas por letras minúsculas e os itens por algarismos arábicos;</text:p>
      <text:p text:style-name="P18"><text:soft-page-break/><text:span text:style-name="T4">V </text:span>- o agrupamento de artigos poderá constituir Subseções; o de Subseções, a Seção; o de Seções, o Capítulo; o de Capítulos, o Título; o de Títulos, o Livro e o de Livros, a Parte;</text:p>
      <text:p text:style-name="P18"><text:span text:style-name="T4">VI</text:span> - os Capítulos, Títulos, Livros e Partes serão grafados em letras maiúsculas e identificados por algarismos romanos, podendo estas últimas desdobrar-se em Parte Geral e Parte Especial ou ser subdivididas em partes expressas em numeral ordinal, por extenso;</text:p>
      <text:p text:style-name="P18"><text:span text:style-name="T4">VII </text:span>- as Subseções e Seções serão identificadas em algarismos romanos, grafadas em letras minúsculas e postas em negrito ou caracteres que as coloquem em realce;</text:p>
      <text:p text:style-name="P18"><text:span text:style-name="T4">VIII</text:span> - a composição prevista no inciso V poderá também compreender <text:span text:style-name="T4">agrupamentos</text:span> em Disposições Preliminares, Gerais, Finais ou Transitórias, conforme necessário.</text:p>
      <text:p text:style-name="P18"><text:span text:style-name="T4">Art. 11.</text:span> As disposições normativas serão redigidas com clareza, precisão e ordem lógica, observadas, para esse propósito, as seguintes normas: </text:p>
      <text:p text:style-name="P18"><text:span text:style-name="T4">I </text:span>- para a obtenção de clareza:</text:p>
      <text:p text:style-name="P18"><text:span text:style-name="T6">a)</text:span><text:span text:style-name="T26"> </text:span><text:span text:style-name="T9">usar as palavras e as expressões em seu sentido comum, salvo quando a norma versar sobre assunto técnico, hipótese em que se empregará a nomenclatura própria da área em que se esteja legislando;</text:span></text:p>
      <text:p text:style-name="P18"><text:span text:style-name="T4">b) </text:span>usar frases curtas e concisas;</text:p>
      <text:p text:style-name="P18"><text:span text:style-name="T4">c)</text:span> construir as orações na ordem direta, evitando preciosismo, neologismo e <text:span text:style-name="T4">adjetivações</text:span> dispensáveis;</text:p>
      <text:p text:style-name="P18"><text:span text:style-name="T4">d)</text:span> buscar a uniformidade do tempo verbal em todo o texto das normas legais, dando preferência ao tempo presente ou ao futuro simples do presente;</text:p>
      <text:p text:style-name="P18"><text:span text:style-name="T4">e) </text:span>usar os recursos de pontuação de forma judiciosa, evitando os abusos de caráter estilístico;</text:p>
      <text:p text:style-name="P18"><text:span text:style-name="T4">II </text:span>- para a obtenção de precisão:</text:p>
      <text:p text:style-name="P18"><text:span text:style-name="T4">a) </text:span>articular a linguagem, técnica ou comum, de modo a ensejar perfeita compreensão do objetivo da lei e a permitir que seu texto evidencie com clareza o conteúdo e o alcance que o legislador pretende dar à norma;</text:p>
      <text:p text:style-name="P18"><text:span text:style-name="T4">b) </text:span>expressar a ideia, quando repetida no texto, por meio das mesmas palavras, evitando o emprego de sinonímia com propósito meramente estilístico;</text:p>
      <text:p text:style-name="P18"><text:span text:style-name="T4">c)</text:span> evitar o emprego de expressão ou palavra que confira duplo sentido ao texto;</text:p>
      <text:p text:style-name="P18"><text:span text:style-name="T4">d) </text:span>escolher termos que tenham o mesmo sentido e significado na maior parte do território nacional, evitando o uso de expressões locais ou regionais;</text:p>
      <text:p text:style-name="P18"><text:span text:style-name="T4">e)</text:span> usar apenas siglas consagradas pelo uso, observado o princípio de que a primeira referência no texto seja acompanhada de explicitação de seu significado;</text:p>
      <text:p text:style-name="P19"><text:bookmark-start text:name="art11i2af"/><text:span text:style-name="T19">f)</text:span><text:span text:style-name="T18"> grafar por extenso quaisquer referências a números e percentuais, exceto data, </text:span><text:bookmark-end text:name="art11i2af"/><text:span text:style-name="T18">número de lei e nos casos em que houver prejuízo para a compreensão do texto;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g)</text:span><text:span text:style-name="T18"> indicar, expressamente o dispositivo objeto de remissão, em vez de usar as expressões ‘anterior’, ‘seguinte’ ou equivalentes; </text:span><text:a xlink:type="simple" xlink:href="http://www.planalto.gov.br/ccivil_03/Leis/LCP/Lcp107.htm" text:style-name="Internet_20_link" text:visited-style-name="Visited_20_Internet_20_Link"><text:span text:style-name="Internet_20_link"><text:span text:style-name="T1">(Alínea incluída pela Lei Complementar nº 107, de 26.4.2001)</text:span></text:span></text:a></text:p>
      <text:p text:style-name="P18"><text:span text:style-name="T4">III</text:span> - para a obtenção de ordem lógica:</text:p>
      <text:p text:style-name="P18"><text:span text:style-name="T6">a)</text:span><text:span text:style-name="T26"> </text:span><text:span text:style-name="T9">reunir sob as categorias de agregação - subseção, seção, capítulo, título e livro - apenas as disposições relacionadas com o objeto da lei;</text:span></text:p>
      <text:p text:style-name="P18"><text:soft-page-break/><text:span text:style-name="T6">b)</text:span><text:span text:style-name="T27"> </text:span><text:span text:style-name="T9">restringir o conteúdo de cada artigo da lei a um único assunto ou princípio;</text:span></text:p>
      <text:p text:style-name="P18"><text:span text:style-name="T6">c)</text:span><text:span text:style-name="T9"> expressar por meio dos parágrafos os aspectos complementares à norma enunciada no</text:span><text:span text:style-name="T26"> caput</text:span><text:span text:style-name="T9"> do artigo e as exceções à regra por este estabelecida;</text:span></text:p>
      <text:p text:style-name="P18"><text:span text:style-name="T4">d) </text:span>promover as discriminações e enumerações por meio dos incisos, alíneas e itens.</text:p>
      <text:p text:style-name="P2">Seção III</text:p>
      <text:p text:style-name="P17">Da Alteração das Leis</text:p>
      <text:p text:style-name="P18"><text:bookmark-start text:name="art12"/><text:span text:style-name="T4">Art. 12.</text:span> A alteração da lei será feita:<text:bookmark-end text:name="art12"/></text:p>
      <text:p text:style-name="P18"><text:span text:style-name="T4">I </text:span>- mediante reprodução integral em novo texto, quando se tratar de alteração considerável;</text:p>
      <text:p text:style-name="P19"><text:span text:style-name="T19">II </text:span><text:span text:style-name="T18">– mediante revogação parcial;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8"><text:span text:style-name="T22">III </text:span><text:span text:style-name="T21">- </text:span>nos demais casos, por meio de substituição, no próprio texto, do dispositivo alterado, ou acréscimo de dispositivo novo, observadas as seguintes regras:</text:p>
      <text:p text:style-name="P19"><text:span text:style-name="T19">a)</text:span><text:span text:style-name="T18"> revogado; </text:span><text:a xlink:type="simple" xlink:href="http://www.planalto.gov.br/ccivil_03/Leis/LCP/Lcp107.htm#a" text:style-name="Internet_20_link" text:visited-style-name="Visited_20_Internet_20_Link"><text:span text:style-name="Internet_20_link"><text:span text:style-name="T1">(Redação dada pela Lei Complementar nº 107, de 26.4.2001)</text:span></text:span></text:a></text:p>
      <text:p text:style-name="P19"><text:span text:style-name="T19">b)</text:span><text:span text:style-name="T18"> é vedada, mesmo quando recomendável, qualquer renumeração de artigos e de unidades superiores ao artigo, referidas no inciso V do art. 10, devendo ser utilizado o mesmo número do artigo ou unidade imediatamente anterior, seguido de letras maiúsculas, em ordem alfabética, tantas quantas forem suficientes para identificar os acréscimos;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c) </text:span><text:span text:style-name="T18">é vedado o aproveitamento do número de dispositivo revogado, vetado, declarado inconstitucional pelo Supremo Tribunal Federal ou de execução suspensa pelo Senado Federal em face de decisão do Supremo Tribunal Federal, devendo a lei alterada manter essa indicação, seguida da expressão ‘revogado’, ‘vetado’, ‘declarado inconstitucional, em controle concentrado, pelo Supremo Tribunal Federal’, ou ‘execução suspensa pelo Senado Federal, na forma do art. 52, X, da Constituição Federal’;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d)</text:span><text:span text:style-name="T18"> é admissível a reordenação interna das unidades em que se desdobra o artigo, identificando-se o artigo assim modificado por alteração de redação, supressão ou acréscimo com as letras ‘NR’ maiúsculas, entre parênteses, uma única vez ao seu final, obedecidas, quando for o caso, as prescrições da alínea </text:span><text:span text:style-name="T20">"c".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Parágrafo único. </text:span><text:span text:style-name="T18">O termo ‘dispositivo’ mencionado nesta Lei refere-se a artigos, parágrafos, incisos, alíneas ou itens. </text:span><text:a xlink:type="simple" xlink:href="http://www.planalto.gov.br/ccivil_03/Leis/LCP/Lcp107.htm" text:style-name="Internet_20_link" text:visited-style-name="Visited_20_Internet_20_Link"><text:span text:style-name="Internet_20_link"><text:span text:style-name="T1">(Parágrafo incluído pela Lei Complementar nº 107, de 26.4.2001)</text:span></text:span></text:a></text:p>
      <text:p text:style-name="P2">CAPÍTULO III</text:p>
      <text:p text:style-name="P17">DA CONSOLIDAÇÃO DAS LEIS E OUTROS ATOS NORMATIVOS</text:p>
      <text:p text:style-name="P2">Seção I</text:p>
      <text:p text:style-name="P17">Da Consolidação das Leis</text:p>
      <text:p text:style-name="P19"><text:bookmark-start text:name="art13"/><text:span text:style-name="T19">Art. 13.</text:span><text:span text:style-name="T18"> As leis federais serão reunidas em codificações e consolidações, integradas por volumes contendo matérias conexas ou afins, constituindo em seu todo a Consolidação da Legislação Federal. </text:span><text:bookmark-end text:name="art13"/><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 1</text:span><text:span text:style-name="T23">o</text:span><text:span text:style-name="T19"> </text:span><text:span text:style-name="T18">A consolidação consistirá na integração de todas as leis pertinentes a determinada matéria num único diploma legal, revogando-se formalmente as leis incorporadas à consolidação, sem modificação do alcance nem interrupção da força normativa dos dispositivos consolidados. </text:span><text:a xlink:type="simple" xlink:href="http://www.planalto.gov.br/ccivil_03/Leis/LCP/Lcp107.htm" text:style-name="Internet_20_link" text:visited-style-name="Visited_20_Internet_20_Link"><text:span text:style-name="Internet_20_link"><text:span text:style-name="T1">(Parágrafo incluído pela Lei Complementar nº </text:span></text:span></text:a><text:a xlink:type="simple" xlink:href="http://www.planalto.gov.br/ccivil_03/Leis/LCP/Lcp107.htm" text:style-name="Internet_20_link" text:visited-style-name="Visited_20_Internet_20_Link"><text:span text:style-name="Internet_20_link"><text:span text:style-name="T1">107, de 26.4.2001)</text:span></text:span></text:a></text:p>
      <text:p text:style-name="P19"><text:soft-page-break/><text:span text:style-name="T19">§ 2</text:span><text:span text:style-name="T23">o</text:span><text:span text:style-name="T18"> Preservando-se o conteúdo normativo original dos dispositivos consolidados, poderão ser feitas as seguintes alterações nos projetos de lei de consolidação: </text:span><text:a xlink:type="simple" xlink:href="http://www.planalto.gov.br/ccivil_03/Leis/LCP/Lcp107.htm" text:style-name="Internet_20_link" text:visited-style-name="Visited_20_Internet_20_Link"><text:span text:style-name="Internet_20_link"><text:span text:style-name="T1">(Parágrafo incluído pela Lei Complementar nº 107, de 26.4.2001)</text:span></text:span></text:a></text:p>
      <text:p text:style-name="P19"><text:span text:style-name="T19">I </text:span><text:span text:style-name="T18">– introdução de novas divisões do texto legal base;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II </text:span><text:span text:style-name="T18">– diferente colocação e numeração dos artigos consolidados; </text:span><text:a xlink:type="simple" xlink:href="http://www.planalto.gov.br/ccivil_03/Leis/LCP/Lcp107.htm" text:style-name="Internet_20_link" text:visited-style-name="Visited_20_Internet_20_Link"><text:span text:style-name="Internet_20_link"><text:span text:style-name="T19">(Inciso incluído pela Lei Complementar nº 107, de 26.4.2001)</text:span></text:span></text:a></text:p>
      <text:p text:style-name="P19"><text:span text:style-name="T19">III </text:span><text:span text:style-name="T18">– fusão de disposições repetitivas ou de valor normativo idêntico;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IV</text:span><text:span text:style-name="T18"> – atualização da denominação de órgãos e entidades da administração pública;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V </text:span><text:span text:style-name="T18">– atualização de termos antiquados e modos de escrita ultrapassados;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VI </text:span><text:span text:style-name="T18">– atualização do valor de penas pecuniárias, com base em indexação padrão;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VII</text:span><text:span text:style-name="T18"> – eliminação de ambigüidades decorrentes do mau uso do vernáculo;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VIII </text:span><text:span text:style-name="T18">– homogeneização terminológica do texto;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IX </text:span><text:span text:style-name="T18">– supressão de dispositivos declarados inconstitucionais pelo Supremo Tribunal Federal, observada, no que couber, a suspensão pelo Senado Federal de execução de dispositivos, na forma do art. 52, X, da Constituição Federal; </text:span><text:a xlink:type="simple" xlink:href="http://www.planalto.gov.br/ccivil_03/Leis/LCP/Lcp107.htm" text:style-name="Internet_20_link" text:visited-style-name="Visited_20_Internet_20_Link"><text:span text:style-name="Internet_20_link"><text:span text:style-name="T1">(Inciso incluído pela Lei </text:span></text:span></text:a><text:a xlink:type="simple" xlink:href="http://www.planalto.gov.br/ccivil_03/Leis/LCP/Lcp107.htm" text:style-name="Internet_20_link" text:visited-style-name="Visited_20_Internet_20_Link"><text:span text:style-name="Internet_20_link"><text:span text:style-name="T1">Complementar nº 107, de 26.4.2001)</text:span></text:span></text:a></text:p>
      <text:p text:style-name="P19"><text:span text:style-name="T19">X </text:span><text:span text:style-name="T18">– indicação de dispositivos não recepcionados pela Constituição Federal;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9"><text:span text:style-name="T19">XI</text:span><text:span text:style-name="T18"> – declaração expressa de revogação de dispositivos implicitamente revogados por leis posteriores. </text:span><text:a xlink:type="simple" xlink:href="http://www.planalto.gov.br/ccivil_03/Leis/LCP/Lcp107.htm" text:style-name="Internet_20_link" text:visited-style-name="Visited_20_Internet_20_Link"><text:span text:style-name="Internet_20_link"><text:span text:style-name="T1">(Inciso incluído pela Lei Complementar nº 107, de </text:span></text:span></text:a><text:a xlink:type="simple" xlink:href="http://www.planalto.gov.br/ccivil_03/Leis/LCP/Lcp107.htm" text:style-name="Internet_20_link" text:visited-style-name="Visited_20_Internet_20_Link"><text:span text:style-name="Internet_20_link"><text:span text:style-name="T1">26.4.2001)</text:span></text:span></text:a></text:p>
      <text:p text:style-name="P19"><text:span text:style-name="T19">§ 3</text:span><text:span text:style-name="T23">o</text:span><text:span text:style-name="T19"> </text:span><text:span text:style-name="T18">As providências a que se referem os incisos IX, X e XI do § 2</text:span><text:span text:style-name="T24">o</text:span><text:span text:style-name="T18"> deverão ser expressa e fundadamente justificadas, com indicação precisa das fontes de informação que lhes serviram de base. </text:span><text:a xlink:type="simple" xlink:href="http://www.planalto.gov.br/ccivil_03/Leis/LCP/Lcp107.htm" text:style-name="Internet_20_link" text:visited-style-name="Visited_20_Internet_20_Link"><text:span text:style-name="Internet_20_link"><text:span text:style-name="T1">(Parágrafo incluído pela Lei Complementar nº 107, de 26.4.2001)</text:span></text:span></text:a></text:p>
      <text:p text:style-name="P19"><text:span text:style-name="T19">Art. 14. </text:span><text:span text:style-name="T18">Para a consolidação de que trata o art. 13 serão observados os seguintes procedimentos: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I </text:span><text:span text:style-name="T18">– O Poder Executivo ou o Poder Legislativo procederá ao levantamento da legislação federal em vigor e formulará projeto de lei de consolidação de normas que tratem da mesma matéria ou de assuntos a ela vinculados, com a indicação precisa dos diplomas legais expressa ou implicitamente revogados; </text:span><text:a xlink:type="simple" xlink:href="http://www.planalto.gov.br/ccivil_03/Leis/LCP/Lcp107.htm" text:style-name="Internet_20_link" text:visited-style-name="Visited_20_Internet_20_Link"><text:span text:style-name="Internet_20_link"><text:span text:style-name="T1">(Redação dada pela Lei </text:span></text:span></text:a><text:a xlink:type="simple" xlink:href="http://www.planalto.gov.br/ccivil_03/Leis/LCP/Lcp107.htm" text:style-name="Internet_20_link" text:visited-style-name="Visited_20_Internet_20_Link"><text:span text:style-name="Internet_20_link"><text:span text:style-name="T1">Complementar nº 107, de 26.4.2001)</text:span></text:span></text:a></text:p>
      <text:p text:style-name="P19"><text:span text:style-name="T19">II</text:span><text:span text:style-name="T18"> – a apreciação dos projetos de lei de consolidação pelo Poder Legislativo será feita na forma do Regimento Interno de cada uma de suas Casas, em procedimento simplificado, visando a dar celeridade aos trabalhos; </text:span><text:a xlink:type="simple" xlink:href="http://www.planalto.gov.br/ccivil_03/Leis/LCP/Lcp107.htm" text:style-name="Internet_20_link" text:visited-style-name="Visited_20_Internet_20_Link"><text:span text:style-name="Internet_20_link"><text:span text:style-name="T1">(Redação dada pela Lei Complementar nº 107, de 26.4.2001)</text:span></text:span></text:a></text:p>
      <text:p text:style-name="P19"><text:span text:style-name="T19">III</text:span><text:span text:style-name="T18"> – revogado. </text:span><text:a xlink:type="simple" xlink:href="http://www.planalto.gov.br/ccivil_03/Leis/LCP/Lcp107.htm#3" text:style-name="Internet_20_link" text:visited-style-name="Visited_20_Internet_20_Link"><text:span text:style-name="Internet_20_link"><text:span text:style-name="T1">(Redação dada pela Lei Complementar nº 107, de 26.4.2001)</text:span></text:span></text:a></text:p>
      <text:p text:style-name="P19"><text:span text:style-name="T19">§ 1</text:span><text:span text:style-name="T23">o</text:span><text:span text:style-name="T19"> </text:span><text:span text:style-name="T18">Não serão objeto de consolidação as medidas provisórias ainda não convertidas em lei. </text:span><text:a xlink:type="simple" xlink:href="http://www.planalto.gov.br/ccivil_03/Leis/LCP/Lcp107.htm" text:style-name="Internet_20_link" text:visited-style-name="Visited_20_Internet_20_Link"><text:span text:style-name="Internet_20_link"><text:span text:style-name="T1">(Parágrafo incluído pela Lei Complementar nº 107, de 26.4.2001)</text:span></text:span></text:a></text:p>
      <text:p text:style-name="P19"><text:soft-page-break/><text:span text:style-name="T19">§ 2</text:span><text:span text:style-name="T23">o</text:span><text:span text:style-name="T19"> </text:span><text:span text:style-name="T18">A Mesa Diretora do Congresso Nacional, de qualquer de suas Casas e qualquer membro ou Comissão da Câmara dos Deputados, do Senado Federal ou do Congresso Nacional poderá formular projeto de lei de consolidação. </text:span><text:a xlink:type="simple" xlink:href="http://www.planalto.gov.br/ccivil_03/Leis/LCP/Lcp107.htm" text:style-name="Internet_20_link" text:visited-style-name="Visited_20_Internet_20_Link"><text:span text:style-name="Internet_20_link"><text:span text:style-name="T1">(Parágrafo incluído </text:span></text:span></text:a><text:a xlink:type="simple" xlink:href="http://www.planalto.gov.br/ccivil_03/Leis/LCP/Lcp107.htm" text:style-name="Internet_20_link" text:visited-style-name="Visited_20_Internet_20_Link"><text:span text:style-name="Internet_20_link"><text:span text:style-name="T1">pela Lei Complementar nº 107, de 26.4.2001)</text:span></text:span></text:a></text:p>
      <text:p text:style-name="P19"><text:span text:style-name="T19">§ 3</text:span><text:span text:style-name="T23">o</text:span><text:span text:style-name="T19"> </text:span><text:span text:style-name="T18">Observado o disposto no inciso II do </text:span><text:span text:style-name="T20">caput</text:span><text:span text:style-name="T18">, será também admitido projeto de lei de consolidação destinado exclusivamente à: </text:span><text:a xlink:type="simple" xlink:href="http://www.planalto.gov.br/ccivil_03/Leis/LCP/Lcp107.htm" text:style-name="Internet_20_link" text:visited-style-name="Visited_20_Internet_20_Link"><text:span text:style-name="Internet_20_link"><text:span text:style-name="T1">(Parágrafo incluído pela Lei Complementar nº 107, de 26.4.2001)</text:span></text:span></text:a></text:p>
      <text:p text:style-name="P19"><text:span text:style-name="T19">I </text:span><text:span text:style-name="T18">– declaração de revogação de leis e dispositivos implicitamente revogados ou cuja eficácia ou validade encontre-se completamente prejudicada; </text:span><text:a xlink:type="simple" xlink:href="http://www.planalto.gov.br/ccivil_03/Leis/LCP/Lcp107.htm" text:style-name="Internet_20_link" text:visited-style-name="Visited_20_Internet_20_Link"><text:span text:style-name="Internet_20_link"><text:span text:style-name="T1">(Inciso incluído pela Lei Complementar nº 107, de 26.4.2001)</text:span></text:span></text:a></text:p>
      <text:p text:style-name="P18"><text:span text:style-name="T22">II</text:span><text:span text:style-name="T21"> – inclusão de dispositivos ou diplomas esparsos em leis preexistentes, revogando-se as disposições assim consolidadas nos mesmos termos do § 1</text:span><text:span text:style-name="T25">o</text:span><text:span text:style-name="T21"> do art. 13. (Inciso incluído pela Lei Complementar nº 107, de 26.4.2001)</text:span></text:p>
      <text:p text:style-name="P19"><text:span text:style-name="T19">§ 4</text:span><text:span text:style-name="T23">o</text:span><text:span text:style-name="T19"> </text:span><text:span text:style-name="T18"><text:s/>(VETADO) </text:span><text:a xlink:type="simple" xlink:href="http://www.planalto.gov.br/ccivil_03/Leis/LCP/Lcp107.htm#art14§4" text:style-name="Internet_20_link" text:visited-style-name="Visited_20_Internet_20_Link"><text:span text:style-name="Internet_20_link"><text:span text:style-name="T1">(Incluído pela Lei Complementar nº 107, de 26.4.2001)</text:span></text:span></text:a></text:p>
      <text:p text:style-name="P18"><text:span text:style-name="T4">Art. 15.</text:span> Na primeira sessão legislativa de cada legislatura, a Mesa do Congresso Nacional promoverá a atualização da Consolidação das Leis Federais Brasileiras, incorporando às coletâneas que a integram as emendas constitucionais, leis, decretos legislativos e resoluções promulgadas durante a legislatura imediatamente anterior, ordenados e indexados sistematicamente.</text:p>
      <text:p text:style-name="P2">Seção II</text:p>
      <text:p text:style-name="P17">Da Consolidação de Outros Atos Normativos</text:p>
      <text:p text:style-name="P18"><text:span text:style-name="T4">Art. 16.</text:span> Os órgãos diretamente subordinados à Presidência da República e os Ministérios, assim como as entidades da administração indireta, adotarão, em prazo estabelecido em decreto, as providências necessárias para, observado, no que couber, o procedimento a que se refere o art. 14, ser efetuada a triagem, o exame e a consolidação dos decretos de conteúdo normativo e geral e demais atos normativos inferiores em vigor, vinculados às respectivas áreas de competência, remetendo os textos consolidados à Presidência da República, que os examinará e reunirá em coletâneas, para posterior publicação.</text:p>
      <text:p text:style-name="P18"><text:span text:style-name="T4">Art. 17.</text:span> O Poder Executivo, até cento e oitenta dias do início do primeiro ano do mandato presidencial, promoverá a atualização das coletâneas a que se refere o artigo anterior, incorporando aos textos que as integram os decretos e atos de conteúdo normativo e geral editados no último quadriênio.</text:p>
      <text:p text:style-name="P2">CAPÍTULO IV</text:p>
      <text:p text:style-name="P17">DISPOSIÇÕES FINAIS</text:p>
      <text:p text:style-name="P18"><text:span text:style-name="T4">Art. 18.</text:span> Eventual inexatidão formal de norma elaborada mediante processo legislativo regular não constitui escusa válida para o seu descumprimento.</text:p>
      <text:p text:style-name="P19"><text:span text:style-name="T3">Art. 18</text:span><text:span text:style-name="T2"> -</text:span><text:span text:style-name="T18"> A (VETADO) </text:span><text:a xlink:type="simple" xlink:href="http://www.planalto.gov.br/ccivil_03/Leis/LCP/Lcp107.htm#art2" text:style-name="Internet_20_link" text:visited-style-name="Visited_20_Internet_20_Link"><text:span text:style-name="Internet_20_link"><text:span text:style-name="T1">(Incluído pela Lei Complementar nº 107, de 26.4.2001)</text:span></text:span></text:a></text:p>
      <text:p text:style-name="P18"><text:span text:style-name="T4">Art. 19.</text:span> Esta Lei Complementar entra em vigor no prazo de noventa dias, a partir da data de sua publicação.</text:p>
      <text:p text:style-name="P18">Brasília, 26 de fevereiro de 1998; 177º da Independência e 110º da República.</text:p>
      <text:p text:style-name="P3"/>
      <text:p text:style-name="P8">FERNANDO HENRIQUE CARDOSO</text:p>
      <text:p text:style-name="P4"/>
      <text:p text:style-name="P9"><text:span text:style-name="Emphasis"><text:span text:style-name="T2">Iris Rezen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nte_20_parág._20_padrão1" style:display-name="Fonte parág. padrão1" style:family="text"/>
    <style:style style:name="Emphasis" style:family="text" style:parent-style-name="Fonte_20_parág._20_padrão1">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09:18:17.329386021</meta:creation-date>
    <dc:date>2017-04-10T09:18:50.998772738</dc:date>
    <meta:editing-duration>PT33S</meta:editing-duration>
    <meta:editing-cycles>1</meta:editing-cycles>
    <meta:document-statistic meta:table-count="1" meta:image-count="0" meta:object-count="0" meta:page-count="6" meta:paragraph-count="121" meta:word-count="2630" meta:character-count="16867" meta:non-whitespace-character-count="14337"/>
    <meta:generator>LibreOffice/5.1.6.2$Linux_X86_64 LibreOffice_project/10m0$Build-2</meta:generator>
  </office:meta>
</office:document-meta>
</file>